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outline="false" style:text-line-through-style="none" style:text-line-through-type="none" style:font-name=".AppleSystemUIFontMonospaced-Regular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.AppleSystemUIFontMonospaced-Regular" style:font-size-asian="13pt" style:language-asian="none" style:country-asian="none" style:font-style-asian="normal" style:font-weight-asian="normal" style:font-name-complex=".AppleSystemUIFontMonospaced-Regular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ppropriat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On-topic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pp + on-topic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" table:formula="of:=SUMPRODUCT(([.A3:.A1000]=&quot;x&quot;) * ([.C3:.C1000]=&quot;x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01:47:46.171679000</meta:creation-date>
    <dc:date>2025-04-16T02:38:47.589763000</dc:date>
    <meta:editing-duration>PT29M4S</meta:editing-duration>
    <meta:editing-cycles>1</meta:editing-cycles>
    <meta:document-statistic meta:table-count="1" meta:cell-count="18" meta:object-count="0"/>
    <meta:generator>LibreOffice/25.2.2.2$MacOSX_AARCH64 LibreOffice_project/7370d4be9e3cf6031a51beef54ff3bda878e3fac</meta:generator>
  </office:meta>
</office:document-meta>
</file>